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65F6311A9DFB306E17.png" manifest:media-type="image/png"/>
  <manifest:file-entry manifest:full-path="Pictures/10000001000001A4000000634401A6D00E378935.png" manifest:media-type="image/png"/>
  <manifest:file-entry manifest:full-path="Pictures/10000001000001FF000000C42A8D502A4322820C.png" manifest:media-type="image/png"/>
  <manifest:file-entry manifest:full-path="Pictures/100000010000034A0000023493CCEFF9FEE39148.png" manifest:media-type="image/png"/>
  <manifest:file-entry manifest:full-path="Pictures/10000001000001A4000000639CDDC388566ECEEC.png" manifest:media-type="image/png"/>
  <manifest:file-entry manifest:full-path="Pictures/100000010000023A0000013F7EE0CBBA3B3F9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2.614cm" svg:y="-0.138cm" svg:width="11.192cm" svg:height="6.264cm" draw:z-index="0"><draw:image xlink:href="Pictures/100000010000023A0000013F7EE0CBBA3B3F9B2E.png" xlink:type="simple" xlink:show="embed" xlink:actuate="onLoad" draw:mime-type="image/png"/></draw:frame></text:p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18cm" svg:y="0.005cm" svg:width="12.647cm" svg:height="8.47cm" draw:z-index="1"><draw:image xlink:href="Pictures/100000010000034A0000023493CCEFF9FEE391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1.741cm" svg:y="1.27cm" svg:width="13.52cm" svg:height="5.186cm" draw:z-index="2"><draw:image xlink:href="Pictures/10000001000001FF000000C42A8D502A4322820C.png" xlink:type="simple" xlink:show="embed" xlink:actuate="onLoad" draw:mime-type="image/png"/></draw:frame></text:p>
      <text:p text:style-name="Standard"/>
      <text:p text:style-name="Standard"><draw:frame draw:style-name="fr2" draw:name="Image4" text:anchor-type="char" svg:x="2.958cm" svg:y="5.715cm" svg:width="10.716cm" svg:height="2.526cm" draw:z-index="3"><draw:image xlink:href="Pictures/10000001000001A4000000639CDDC388566ECE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2.917cm" svg:y="0.471cm" svg:width="11.113cm" svg:height="2.619cm" draw:z-index="4"><draw:image xlink:href="Pictures/10000001000001A4000000634401A6D00E3789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char" svg:width="11.086cm" svg:height="2.672cm" draw:z-index="5"><draw:image xlink:href="Pictures/10000001000001A300000065F6311A9DFB306E1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47:29.129065077</meta:creation-date>
    <dc:date>2024-03-20T11:52:22.918919261</dc:date>
    <meta:editing-duration>PT4M5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1" meta:word-count="0" meta:character-count="6" meta:non-whitespace-character-count="0"/>
  </office:meta>
</office:document-meta>
</file>